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d962" officeooo:paragraph-rsid="0014d962"/>
    </style:style>
    <style:style style:name="P2" style:family="paragraph" style:parent-style-name="Standard">
      <style:paragraph-properties fo:text-align="center" style:justify-single-word="false"/>
      <style:text-properties officeooo:rsid="0014d962" officeooo:paragraph-rsid="0014d962"/>
    </style:style>
    <style:style style:name="P3" style:family="paragraph" style:parent-style-name="Standard">
      <style:paragraph-properties fo:text-align="start" style:justify-single-word="false"/>
      <style:text-properties officeooo:rsid="0014d962" officeooo:paragraph-rsid="0014d962"/>
    </style:style>
    <style:style style:name="P4" style:family="paragraph" style:parent-style-name="Text_20_body">
      <style:text-properties officeooo:paragraph-rsid="0014d962"/>
    </style:style>
    <style:style style:name="P5" style:family="paragraph" style:parent-style-name="Text_20_body">
      <style:paragraph-properties fo:margin-top="0in" fo:margin-bottom="0in" style:contextual-spacing="false" fo:text-align="start" style:justify-single-word="false"/>
      <style:text-properties officeooo:rsid="0014d962" officeooo:paragraph-rsid="0014d962"/>
    </style:style>
    <style:style style:name="P6" style:family="paragraph" style:parent-style-name="Text_20_body">
      <style:paragraph-properties fo:margin-top="0in" fo:margin-bottom="0in" style:contextual-spacing="false" fo:text-align="center" style:justify-single-word="false"/>
      <style:text-properties officeooo:rsid="0014d962" officeooo:paragraph-rsid="0014d962"/>
    </style:style>
    <style:style style:name="P7" style:family="paragraph" style:parent-style-name="Title" style:master-page-name="First_20_Page">
      <style:paragraph-properties style:page-number="auto"/>
      <style:text-properties officeooo:paragraph-rsid="0014d962"/>
    </style:style>
    <style:style style:name="P8" style:family="paragraph" style:parent-style-name="Heading_20_1" style:list-style-name="">
      <style:paragraph-properties fo:text-align="center" style:justify-single-word="false"/>
      <style:text-properties officeooo:rsid="0014d962" officeooo:paragraph-rsid="0014d962"/>
    </style:style>
    <style:style style:name="P9" style:family="paragraph" style:parent-style-name="Heading_20_1">
      <style:paragraph-properties fo:text-align="center" style:justify-single-word="false" fo:break-before="page"/>
    </style:style>
    <style:style style:name="P10" style:family="paragraph" style:parent-style-name="Heading_20_1">
      <style:paragraph-properties fo:text-align="center" style:justify-single-word="false" fo:break-before="page"/>
      <style:text-properties officeooo:rsid="0014d962" officeooo:paragraph-rsid="0014d962"/>
    </style:style>
    <style:style style:name="T1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4<text:span text:style-name="T1">th</text:span> To Life</text:p>
      <text:p text:style-name="P4"/>
      <text:h text:style-name="P9" text:outline-level="1">Group Members</text:h>
      <text:p text:style-name="P1">Charlie Cox <text:s text:c="134"/>c4k9c0</text:p>
      <text:p text:style-name="P1">Gabriel Moreira............................................................................................................................................</text:p>
      <text:p text:style-name="P1">Jena Cameron <text:s text:c="132"/>jlciam</text:p>
      <text:p text:style-name="P1">Hunter DeGroot..................................................................................................................HunterDeGroot</text:p>
      <text:p text:style-name="P1">Andy Medina <text:s text:c="129"/>ajm4482</text:p>
      <text:p text:style-name="P1"/>
      <text:p text:style-name="P1"/>
      <text:h text:style-name="P8" text:outline-level="1"/>
      <text:h text:style-name="P10" text:outline-level="1">Table of Contents</text:h>
      <text:p text:style-name="P6">Title</text:p>
      <text:p text:style-name="P5">Group Members.........................................................................................................................................i.</text:p>
      <text:p text:style-name="P5">Table of Contents.......................................................................................................................................ii </text:p>
      <text:p text:style-name="P6">1 Intro</text:p>
      <text:p text:style-name="P3">Problem......................................................................................................................................................0</text:p>
      <text:p text:style-name="P3">Use Cases....................................................................................................................................................</text:p>
      <text:p text:style-name="P2">2 Design</text:p>
      <text:p text:style-name="P2"/>
      <text:p text:style-name="P2">3 Tools</text:p>
      <text:p text:style-name="P2"><text:tab/></text:p>
      <text:p text:style-name="P2">4 Hosting</text:p>
      <text:p text:style-name="P2"/>
      <text:p text:style-name="P2">5 Other</text:p>
      <text:p text:style-name="P3"><text:tab/><text:tab/></text:p>
      <text:p text:style-name="P1"><text:s text:c="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01:10:58.815557125</meta:creation-date>
    <dc:date>2016-03-21T01:26:57.319281068</dc:date>
    <meta:editing-duration>PT18S</meta:editing-duration>
    <meta:editing-cycles>1</meta:editing-cycles>
    <meta:document-statistic meta:table-count="0" meta:image-count="0" meta:object-count="0" meta:page-count="3" meta:paragraph-count="21" meta:word-count="41" meta:character-count="1473" meta:non-whitespace-character-count="1035"/>
    <meta:generator>LibreOffice/4.2.8.2$Linux_X86_64 LibreOffice_project/420m0$Build-2</meta:generator>
  </office:meta>
</office:document-meta>
</file>